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ohit Devanagari1" svg:font-family="'Lohit Devanagari'" style:font-pitch="variable"/>
    <style:font-face style:name="Noto Nastaliq Urdu" svg:font-family="'Noto Nastaliq Urdu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00000" draw:textarea-horizontal-align="center" draw:textarea-vertical-align="middle" fo:min-height="11.815cm" draw:shadow="hidden"/>
    </style:style>
    <style:style style:name="gr2" style:family="graphic" style:parent-style-name="standard">
      <style:graphic-properties draw:stroke="none" svg:stroke-color="#000000" draw:fill="solid" draw:fill-color="#000000" draw:textarea-horizontal-align="center" draw:textarea-vertical-align="middle" fo:min-height="8.894cm" draw:shadow="hidden"/>
    </style:style>
    <style:style style:name="gr3" style:family="graphic" style:parent-style-name="standard">
      <style:graphic-properties draw:stroke="none" svg:stroke-color="#000000" draw:fill="solid" draw:fill-color="#000000" draw:textarea-horizontal-align="center" draw:textarea-vertical-align="middle" fo:min-height="16.818cm" draw:shadow="hidden"/>
    </style:style>
    <style:style style:name="P1" style:family="paragraph">
      <loext:graphic-properties draw:fill="solid" draw:fill-color="#000000"/>
      <style:paragraph-properties fo:text-align="end" style:writing-mode="rl-tb"/>
      <style:text-properties style:font-name="Noto Nastaliq Urdu" fo:font-size="96pt" style:font-size-asian="96pt" style:font-name-complex="Noto Nastaliq Urdu" style:font-size-complex="96pt"/>
    </style:style>
    <style:style style:name="P2" style:family="paragraph">
      <loext:graphic-properties draw:fill="solid" draw:fill-color="#000000"/>
      <style:paragraph-properties fo:text-align="center"/>
      <style:text-properties style:font-name="Noto Nastaliq Urdu" fo:font-size="96pt" style:font-size-asian="96pt" style:font-name-complex="Noto Nastaliq Urdu" style:font-size-complex="96pt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9.719cm" svg:height="14.391cm" svg:x="12.523cm" svg:y="21.216cm" svg:viewBox="0 0 9720 14392" svg:d="M48 14392c-32-563-48-1352-48-2369 0-900 11-1695 32-2387s77-1316 167-1871 225-1075 405-1560c393-1024 1024-1920 1894-2686 869-767 1999-1365 3388-1795 286-571 559-1001 819-1290s549-434 867-434c127 0 308 17 541 53 233 35 472 86 716 152 244 67 453 147 628 241s263 199 263 316c0 118-51 280-151 487-101 207-228 422-382 645s-321 421-501 592c-127 126-271 222-430 288-159 67-334 115-525 147-1113 156-2044 336-2792 539-747 204-1354 440-1821 710s-827 582-1082 938c-254 356-440 761-557 1214-84 313-159 692-222 1138-64 446-122 923-175 1431s-101 1023-143 1543c-43 519-80 1010-112 1472-42 547-82 1026-119 1436-37 411-72 761-104 1050z">
            <text:p/>
          </draw:path>
          <draw:path draw:style-name="gr1" draw:text-style-name="P1" draw:layer="layout" svg:width="5.121cm" svg:height="2.742cm" svg:x="23.36cm" svg:y="20.06cm" svg:viewBox="0 0 5122 2743" svg:d="M1320 2743c-233-203-458-390-676-561-217-171-432-330-644-478v-125c96-120 236-275 422-464 185-189 371-369 556-540 186-171 321-275 406-312h143c265 139 488 268 668 388 181 120 319 245 414 374 191-203 403-413 636-630s398-349 493-395h128c424 231 739 436 946 616s310 363 310 548c0 351-424 789-1272 1316h-143c-361-314-700-582-1019-804-148 296-556 651-1224 1067z">
            <text:p/>
          </draw:path>
          <draw:path draw:style-name="gr1" draw:text-style-name="P1" draw:layer="layout" svg:width="7.349cm" svg:height="4.612cm" svg:x="19.412cm" svg:y="17.482cm" svg:viewBox="0 0 7350 4613" svg:d="M366 4613c-244 0-366-78-366-235 0-65 69-217 207-458 138-240 321-521 549-845 228-323 482-644 763-962 281-319 565-589 851-811 467-369 963-679 1488-928s1052-374 1583-374c275 0 482 39 620 118 138 78 265 159 382 242 116 83 265 125 445 125 149 0 263 55 342 166 80 111 120 236 120 374 0 277-101 501-303 672-201 171-434 256-700 256-265 0-464-41-596-124-133-84-252-164-358-243-106-78-265-118-477-118-605 0-1127 95-1567 284-440 190-833 453-1178 790-344 337-670 737-978 1198-244 370-413 608-509 714-95 106-201 159-318 159z">
            <text:p/>
          </draw:path>
          <draw:path draw:style-name="gr1" draw:text-style-name="P1" draw:layer="layout" svg:width="6.346cm" svg:height="12.024cm" svg:x="25.307cm" svg:y="7.427cm" svg:viewBox="0 0 6347 12025" svg:d="M461 12025c-84 0-183-42-294-125s-167-222-167-416c0-286 103-512 310-678 207-167 432-250 676-250 838 0 1405-628 1702-1884 43-157 77-378 104-665 26-286 50-642 71-1066 22-435 56-915 104-1441 48-527 87-1108 119-1746 32-498 80-949 143-1350 64-402 162-797 295-1185 132-388 299-794 501-1219l318 97c-117 536-210 1268-279 2196-68 928-103 2052-103 3373 0 416 13 813 40 1191 26 379 95 716 207 1012 111 295 281 528 509 699s543 257 946 257c456 0 684 263 684 789 0 351-82 628-246 831-165 204-358 349-581 437s-435 131-636 131c-393 0-711-67-955-200-244-134-429-296-557-485-127-190-222-367-286-534-127 370-297 723-509 1060s-488 617-827 838c-339 222-769 333-1289 333z">
            <text:p/>
          </draw:path>
          <draw:path draw:style-name="gr1" draw:text-style-name="P1" draw:layer="layout" svg:width="8.383cm" svg:height="14.033cm" svg:x="28.191cm" svg:y="4.419cm" svg:viewBox="0 0 8384 14034" svg:d="M1989 14034c-456 0-684-263-685-790 1-351 83-628 247-831 165-203 358-349 581-436 222-88 435-132 636-132 498 0 912-111 1241-333 329-221 493-471 493-748 0-203-82-399-247-589-164-189-384-344-660-464-275-120-588-180-938-180-520 0-933 125-1241 374-308 250-515 522-621 818-63 184-148 307-254 367s-186 90-239 90c-201 0-302-106-302-319 0-129 11-254 32-374s53-240 95-360c265-628 581-1245 947-1850s787-1175 1264-1711c435-489 873-969 1313-1440s872-938 1296-1399c435-462 881-943 1337-1441 456-499 864-961 1225-1386 137-157 259-309 365-457 107-147 218-295 335-443l143 14c10 37 18 71 24 104 5 32 8 67 8 104 0 203-38 420-112 651s-138 383-191 457c-138 240-374 554-708 942s-731 831-1193 1330c-461 499-960 1030-1495 1593-536 563-1079 1145-1631 1746l-891 955 32 28c181-92 361-157 541-194s366-55 557-55c467 0 864 92 1193 277s578 432 748 741c169 310 254 654 254 1032 0 499-82 1002-246 1510-165 508-403 972-716 1393-313 420-682 759-1106 1018s-901 388-1431 388z">
            <text:p/>
          </draw:path>
          <draw:path draw:style-name="gr1" draw:text-style-name="P1" draw:layer="layout" svg:width="3.51cm" svg:height="2.479cm" svg:x="5.62cm" svg:y="22.256cm" svg:viewBox="0 0 3511 2480" svg:d="M1675 2480c-565-397-1123-739-1675-1025v-125c121-120 299-275 535-464 235-190 471-370 706-540 236-171 407-280 515-326h181c619 268 1036 492 1251 672 216 180 323 348 323 506 0 332-558 766-1675 1302z">
            <text:p/>
          </draw:path>
          <draw:path draw:style-name="gr1" draw:text-style-name="P1" draw:layer="layout" svg:width="6.362cm" svg:height="6.344cm" svg:x="2.199cm" svg:y="24.986cm" svg:viewBox="0 0 6363 6345" svg:d="M64 6345l-64-319c339-157 719-372 1137-644 419-272 838-563 1257-873 419-309 798-605 1138-886 339-282 593-511 763-686 170-176 345-418 525-727 180-310 363-656 549-1039 186-384 358-774 517-1171l477 69c-403 1450-851 2628-1344 3533s-973 1519-1440 1842c-286 130-723 268-1312 416s-1323 309-2203 485z">
            <text:p/>
          </draw:path>
          <draw:path draw:style-name="gr1" draw:text-style-name="P1" draw:layer="layout" svg:width="6.558cm" svg:height="7.161cm" svg:x="5.908cm" svg:y="26.635cm" svg:viewBox="0 0 6559 7162" svg:d="M81 7162l-81-305c1009-415 1931-847 2765-1295s1496-861 1987-1240c492-378 737-674 737-886 0-65-13-102-40-111-444 212-895 318-1352 318-471 0-882-103-1231-311-350-208-525-455-525-741 0-296 134-638 404-1026l666-914c322-434 780-651 1372-651 1184 0 1776 771 1776 2313 0 342-58 723-172 1143-114 421-309 845-585 1275-276 429-649 833-1120 1212-202 92-552 212-1050 360-497 148-1062 300-1695 457-632 157-1251 291-1856 402z">
            <text:p/>
          </draw:path>
          <draw:path draw:style-name="gr1" draw:text-style-name="P1" draw:layer="layout" svg:width="14.065cm" svg:height="10.209cm" svg:x="10.394cm" svg:y="25.081cm" svg:viewBox="0 0 14066 10210" svg:d="M484 10210l-484-360c1319-795 2526-1718 3622-2771 1097-1053 2210-2207 3340-3463 606-665 1221-1270 1847-1815 625-545 1301-981 2028-1309 726-328 1534-492 2422-492 228 0 420 35 575 104 154 69 232 173 232 312 0 240-68 482-202 727-135 245-353 448-656 609-303 162-710 243-1221 243-578 0-1117 97-1614 291-498 194-1023 519-1574 976-552 458-1211 1079-1978 1864-538 563-1019 1041-1443 1434-424 392-770 704-1039 935-592 508-1211 995-1857 1461-645 466-1311 884-1998 1254z">
            <text:p/>
          </draw:path>
          <draw:path draw:style-name="gr1" draw:text-style-name="P1" draw:layer="layout" svg:width="2.865cm" svg:height="4.224cm" svg:x="21.708cm" svg:y="28.266cm" svg:viewBox="0 0 2866 4225" svg:d="M1171 4225c-404 0-700-113-888-339-189-226-283-487-283-783 0-258 64-570 192-935s289-741 484-1129 400-734 616-1039l605 139c-94 147-195 339-303 574-107 236-198 483-272 742-74 258-111 503-111 734 0 379 87 586 262 623l424-498c54-37 135-56 242-56 484 0 727 213 727 637 0 157-58 340-172 548-114 207-296 390-545 547s-575 235-978 235z">
            <text:p/>
          </draw:path>
          <draw:path draw:style-name="gr1" draw:text-style-name="P1" draw:layer="layout" svg:width="4.439cm" svg:height="4.335cm" svg:x="21.574cm" svg:y="25.093cm" svg:viewBox="0 0 4440 4336" svg:d="M2906 4336l-585-55c67-176 117-335 151-478s51-270 51-381c0-360-91-644-273-852-181-208-403-356-666-444-262-87-521-131-777-131-201 0-386-32-555-97-168-65-252-171-252-319 0-452 185-829 555-1129s878-450 1524-450c659 0 1173 134 1543 402s555 600 555 997c0 148-20 287-60 416 215 9 323 78 323 208 0 37-7 71-21 103-13 33-33 63-60 91-552 618-1036 1325-1453 2119z">
            <text:p/>
          </draw:path>
          <draw:path draw:style-name="gr1" draw:text-style-name="P1" draw:layer="layout" svg:width="5.121cm" svg:height="4.723cm" svg:x="30.884cm" svg:y="19.329cm" svg:viewBox="0 0 5122 4724" svg:d="M2418 2314c-85-84-220-199-406-347-185-148-360-284-525-408-164-125-267-201-310-229v-111c159-194 332-379 517-554 186-175 358-326 517-450 159-125 260-197 302-215h112c424 259 726 464 907 617 180 152 270 297 270 436 0 249-414 669-1241 1261zM1320 4724c-233-203-458-388-676-554-217-166-432-323-644-471v-125c106-129 252-288 438-478 185-189 368-367 548-533 181-166 313-273 398-319h143c276 148 501 284 676 409s311 247 406 367c180-194 387-399 620-616 234-217 403-354 509-409h128c424 231 739 436 946 616s310 363 310 548c0 351-424 789-1272 1316h-143c-181-157-356-303-526-437-169-134-328-256-477-367-169 296-583 647-1241 1053z">
            <text:p/>
          </draw:path>
          <draw:path draw:style-name="gr1" draw:text-style-name="P1" draw:layer="layout" svg:width="12.716cm" svg:height="4.848cm" svg:x="24.731cm" svg:y="23.115cm" svg:viewBox="0 0 12717 4849" svg:d="M325 4849c-217 0-325-37-325-111 0-46 85-176 255-388 171-212 395-460 673-741 279-282 588-557 928-824 341-268 689-481 1045-638 309-138 622-247 939-325 318-79 639-118 963-118 496 0 898 74 1207 222 248 110 422 182 522 214 101 33 244 49 430 49 448 0 820-79 1113-236 294-157 643-448 1045-872l232-42c325 111 680 166 1067 166 681 0 1222-401 1625-1205l673 83c-681 1764-1826 2646-3435 2646-263 0-534-28-812-83-325 323-673 573-1044 748-372 176-774 263-1207 263-510 0-920-83-1230-249-294-157-595-236-905-236-526 0-1036 95-1531 284-495 190-921 460-1277 811-263 268-452 432-568 492s-244 90-383 90z">
            <text:p/>
          </draw:path>
          <draw:path draw:style-name="gr2" draw:text-style-name="P1" draw:layer="layout" svg:width="3.533cm" svg:height="2.802cm" svg:x="13.767cm" svg:y="21.121cm" svg:viewBox="0 0 3534 2803" svg:d="M501 2803c-334 0-501-143-501-428 0-173 43-342 129-506 86-165 191-303 314-416l244 52c0 104 28 184 86 240 57 57 119 85 185 85 96 0 186-33 272-98 86-64 191-179 315-344l486-661c201-268 377-457 530-565 152-108 314-162 486-162 115 0 224 28 329 84 105 57 158 171 158 344 0 164-43 329-129 493-86 165-191 307-315 428l-229-52c0-121-31-207-93-259s-126-78-193-78c-95 0-184 30-265 91-81 60-183 173-307 337l-487 675c-352 493-691 740-1015 740z">
            <text:p/>
          </draw:path>
          <draw:path draw:style-name="gr2" draw:text-style-name="P1" draw:layer="layout" svg:width="3.359cm" svg:height="1.796cm" svg:x="34.468cm" svg:y="17.301cm" svg:viewBox="0 0 3360 1797" svg:d="M1355 1797c-217 0-429-32-637-98s-379-179-515-340c-135-161-203-380-203-658 0-117 11-226 34-328 23-103 52-209 88-318l298 22c-9 29-16 55-20 76-5 22-7 44-7 66v143c0 226 77 403 230 531 154 128 416 192 786 192 226 0 449-31 671-93 221-62 417-172 589-329s298-378 379-663h312c-9 292-99 575-271 849s-404 501-698 680c-293 179-639 268-1036 268z">
            <text:p/>
          </draw:path>
          <draw:path draw:style-name="gr2" draw:text-style-name="P1" draw:layer="layout" svg:width="2.742cm" svg:height="1.75cm" svg:x="30.277cm" svg:y="6.425cm" svg:viewBox="0 0 2743 1751" svg:d="M488 1751c-325 0-488-142-488-425 0-168 40-307 119-415l171-20v51c27 107 68 183 125 227 58 44 135 66 231 66 176 0 317-51 422-152 106-101 202-280 290-536l211-31c79 122 220 183 422 183 167 0 286-56 356-167 71-112 123-279 159-502l237-30v111c0 162-31 328-92 497-62 168-167 312-317 430-149 118-356 177-620 177-131 0-241-27-329-81-229 411-528 617-897 617z">
            <text:p/>
          </draw:path>
          <draw:path draw:style-name="gr2" draw:text-style-name="P1" draw:layer="layout" svg:width="3.015cm" svg:height="2.218cm" svg:x="23.565cm" svg:y="22.447cm" svg:viewBox="0 0 3016 2219" svg:d="M83 2219l-83-60c32-178 111-338 237-479 127-142 266-263 416-364 151-101 273-176 368-225l1627-921c135-81 222-138 261-170l107 61c-63 169-142 319-237 448-95 130-234 247-416 352l-1651 922c-190 105-330 190-421 254-91 65-160 126-208 182z">
            <text:p/>
          </draw:path>
          <draw:path draw:style-name="gr2" draw:text-style-name="P1" draw:layer="layout" svg:width="3.6cm" svg:height="2.239cm" svg:x="9.449cm" svg:y="23.924cm" svg:viewBox="0 0 3601 2240" svg:d="M132 2240l-132-26c9-179 62-367 158-563 97-196 264-424 501-685 238-260 572-574 1003-940l158-26c308 188 589 380 844 576 220 171 394 318 521 442 128 123 222 253 284 390 61 136 105 307 132 512l-119 51c-554-401-1125-781-1715-1139l-435 346c-246 187-470 371-673 550-202 179-378 350-527 512z">
            <text:p/>
          </draw:path>
          <draw:path draw:style-name="gr2" draw:text-style-name="P1" draw:layer="layout" svg:width="1.436cm" svg:height="2.77cm" svg:x="9.059cm" svg:y="21.119cm" svg:viewBox="0 0 1437 2771" svg:d="M509 2771l-146-107c146-242 245-425 299-549 54-123 81-243 81-358 0-149-62-286-186-413-124-126-309-280-557-462v-66c81-109 172-225 274-346 103-121 197-227 283-317 86-91 143-142 169-153h73c425 264 638 586 638 965 0 187-63 433-190 738-126 305-373 661-738 1068z">
            <text:p/>
          </draw:path>
          <draw:path draw:style-name="gr3" draw:text-style-name="P2" draw:layer="layout" svg:width="5.858cm" svg:height="2.878cm" svg:x="4.115cm" svg:y="18.209cm" svg:viewBox="0 0 5859 2879" svg:d="M338 2879l-338-115c461-858 990-1533 1587-2025 597-493 1272-739 2026-739 259 0 549 21 870 64 320 42 593 63 818 63 372 0 558 136 558 408 0 280-91 543-271 790-180 246-419 443-717 592s-628 223-988 223c-247 0-515-36-802-108-287-73-560-109-819-109-416 0-762 81-1038 242-276 162-571 399-886 714z">
            <text:p/>
          </draw:path>
          <draw:path draw:style-name="gr3" draw:text-style-name="P2" draw:layer="layout" svg:width="2.427cm" svg:height="2.279cm" svg:x="11.889cm" svg:y="18.972cm" svg:viewBox="0 0 2428 2280" svg:d="M1158 2280c-195-187-390-359-586-516-195-157-386-303-572-439v-102c84-111 207-253 370-427s326-340 488-497c163-157 282-257 356-299h126c363 212 635 401 816 567 182 165 272 333 272 503 0 306-386 709-1158 1210z">
            <text:p/>
          </draw:path>
          <draw:path draw:style-name="gr3" draw:text-style-name="P2" draw:layer="layout" svg:width="7.619cm" svg:height="6.419cm" svg:x="7.691cm" svg:y="13.954cm" svg:viewBox="0 0 7620 6420" svg:d="M642 6420c-428 0-642-140-642-421 0-288 93-554 279-796s419-435 698-579c279-145 558-217 837-217 438 0 812-23 1124-70 311-47 609-148 893-306 284-157 602-401 956-732 158-144 332-310 523-497s454-450 789-789c-93-26-268-83-524-172-256-90-709-245-1360-465-196-68-375-119-538-153s-337-51-523-51c-205 0-389 32-551 95-163 64-300 185-412 363l-363-102c558-1019 1275-1528 2149-1528 186 0 419 34 698 102s684 212 1214 433c326 136 628 263 907 382 280 119 549 200 810 242l14 153c-75 76-186 187-335 331s-310 302-482 471c-172 170-328 327-467 472-140 144-242 250-307 318-465 484-917 962-1354 1433s-867 879-1291 1223c-423 344-849 571-1277 681-232 60-472 104-718 134-247 30-496 45-747 45z">
            <text:p/>
          </draw:path>
          <draw:path draw:style-name="gr3" draw:text-style-name="P2" draw:layer="layout" svg:width="1.841cm" svg:height="12.065cm" svg:x="15.73cm" svg:y="7.316cm" svg:viewBox="0 0 1842 12066" svg:d="M307 12066l-307-79c46-241 93-623 140-1147 46-523 83-1162 111-1916l126-3755c18-472 39-885 63-1241 23-357 72-710 146-1061 75-351 189-751 342-1202 154-450 361-1005 621-1665l293 126c-74 209-137 578-188 1107s-100 1218-147 2066l-237 4430c-37 671-133 1367-286 2090-154 723-379 1472-677 2247z">
            <text:p/>
          </draw:path>
          <draw:path draw:style-name="gr3" draw:text-style-name="P2" draw:layer="layout" svg:width="4.535cm" svg:height="6.584cm" svg:x="16.098cm" svg:y="13.909cm" svg:viewBox="0 0 4536 6585" svg:d="M56 6585l-56-280c261-144 556-320 886-528 330-209 661-427 991-656 330-230 630-455 900-676 270-220 479-420 628-598 103-128 186-246 251-357 66-110 112-208 140-293-167 17-354 36-558 57-205 22-358 32-461 32-353-8-635-97-844-267s-314-382-314-637c0-144 23-295 70-452 46-157 116-321 209-491l461-840c223-399 539-599 949-599 818 0 1228 709 1228 2127 0 314-40 665-119 1051s-214 777-405 1172c-190 395-449 766-774 1114-158 102-421 223-789 363-367 141-767 279-1200 414-433 136-830 251-1193 344z">
            <text:p/>
          </draw:path>
          <draw:path draw:style-name="gr3" draw:text-style-name="P2" draw:layer="layout" svg:width="2.427cm" svg:height="2.279cm" svg:x="21.719cm" svg:y="6.789cm" svg:viewBox="0 0 2428 2280" svg:d="M1158 2280c-390-365-776-679-1158-943v-114c84-111 207-253 370-427s326-340 488-497c163-157 282-257 356-299h126c428 246 716 452 865 618 149 165 223 320 223 465 0 305-386 704-1158 1197z">
            <text:p/>
          </draw:path>
          <draw:path draw:style-name="gr3" draw:text-style-name="P2" draw:layer="layout" svg:width="6.502cm" svg:height="5.641cm" svg:x="19.291cm" svg:y="11.376cm" svg:viewBox="0 0 6503 5642" svg:d="M335 5642c-65 0-137-31-216-95s-119-164-119-299c0-230 79-402 237-516 158-115 312-172 461-172 632 0 1274-221 1926-663 651-441 1432-1074 2344-1897-111-26-263-66-453-121-191-55-421-134-691-236-363-144-656-252-879-325-224-72-373-112-447-121-149-25-302-38-460-38-475 0-796 161-963 484l-363-114c270-468 570-839 900-1115s747-414 1249-414c270 0 621 72 1054 217 432 144 849 305 1249 484 614 271 1051 420 1311 445l28 166c-204 161-546 454-1025 879-480 424-1082 993-1808 1707-558 543-1086 970-1584 1280-497 310-1081 464-1751 464z">
            <text:p/>
          </draw:path>
          <draw:path draw:style-name="gr2" draw:text-style-name="P1" draw:layer="layout" svg:width="2.192cm" svg:height="1.235cm" svg:x="17.704cm" svg:y="11.639cm" svg:viewBox="0 0 2193 1236" svg:d="M390 1236c-260 0-390-100-390-300 0-119 32-217 95-293l137-14v36c21 75 54 129 100 160s108 47 184 47c141 0 254-36 338-108 85-71 161-197 232-378l168-22c64 86 176 129 338 129 133 0 228-39 284-117 57-80 99-197 128-355l189-21v78c0 115-25 232-74 351s-133 220-253 304c-119 83-285 125-496 125-104 0-192-19-263-58-183 291-422 436-717 436z">
            <text:p/>
          </draw:path>
          <draw:path draw:style-name="gr2" draw:text-style-name="P1" draw:layer="layout" svg:width="0.74cm" svg:height="5.881cm" svg:x="18.16cm" svg:y="4.509cm" svg:viewBox="0 0 741 5882" svg:d="M262 5882l-75-227c75-514 127-902 154-1165 28-262 42-516 42-760 0-317-32-608-96-877-64-268-159-594-287-981v-140c42-231 89-477 141-734 53-257 102-482 146-673 45-193 74-302 87-325h38c219 560 329 1244 329 2048 0 397-32 920-98 1567-65 647-192 1403-381 2267z">
            <text:p/>
          </draw:path>
          <draw:path draw:style-name="gr2" draw:text-style-name="P1" draw:layer="layout" svg:width="3.015cm" svg:height="2.218cm" svg:x="8.465cm" svg:y="15.548cm" svg:viewBox="0 0 3016 2219" svg:d="M83 2219l-83-60c32-178 111-338 237-479 127-142 266-263 416-364 151-101 273-176 368-225l1627-921c135-81 222-138 261-170l107 61c-63 169-142 319-237 448-95 130-234 247-416 352l-1651 922c-190 105-330 190-421 254-91 65-160 126-208 182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ohit Devanagari1" svg:font-family="'Lohit Devanagari'" style:font-pitch="variable"/>
    <style:font-face style:name="Noto Nastaliq Urdu" svg:font-family="'Noto Nastaliq Urdu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.627cm" fo:margin-bottom="1.627cm" fo:margin-left="1.627cm" fo:margin-right="1.627cm" fo:page-width="40.026cm" fo:page-height="40.0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1-10T23:34:41.936138952</dc:date>
    <meta:editing-duration>PT48M22S</meta:editing-duration>
    <meta:editing-cycles>21</meta:editing-cycles>
    <meta:generator>LibreOffice/6.1.5.2$Linux_x86 LibreOffice_project/10$Build-2</meta:generator>
    <meta:document-statistic meta:object-count="30"/>
  </office:meta>
</office:document-meta>
</file>